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df9e"/>
    </style:style>
    <style:style style:name="P2" style:family="paragraph" style:parent-style-name="Standard">
      <style:text-properties officeooo:rsid="0012df9e" officeooo:paragraph-rsid="0012df9e"/>
    </style:style>
    <style:style style:name="P3" style:family="paragraph" style:parent-style-name="Standard">
      <style:text-properties officeooo:rsid="00149c23" officeooo:paragraph-rsid="00149c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t</text:p>
      <text:p text:style-name="P1"/>
      <text:p text:style-name="P1"/>
      <text:p text:style-name="P1"/>
      <text:p text:style-name="P2">api-calls</text:p>
      <text:p text:style-name="P2">fetch</text:p>
      <text:p text:style-name="P2">axios</text:p>
      <text:p text:style-name="P2">react-query</text:p>
      <text:p text:style-name="P3">rtk-query</text:p>
      <text:p text:style-name="P2"/>
      <text:p text:style-name="P2"/>
      <text:p text:style-name="P2"/>
      <text:p text:style-name="P2"/>
      <text:p text:style-name="P2">testing</text:p>
      <text:p text:style-name="P2">cypress</text:p>
      <text:p text:style-name="P2">?</text:p>
      <text:p text:style-name="P2"/>
      <text:p text:style-name="P2"/>
      <text:p text:style-name="P2"/>
      <text:p text:style-name="P2"/>
      <text:p text:style-name="P2">architecture</text:p>
      <text:p text:style-name="P2">clean-decoupled</text:p>
      <text:p text:style-name="P2">small-project</text:p>
      <text:p text:style-name="P2">?</text:p>
      <text:p text:style-name="P2"/>
      <text:p text:style-name="P2"/>
      <text:p text:style-name="P2"/>
      <text:p text:style-name="P2"/>
      <text:p text:style-name="P2">state management</text:p>
      <text:p text:style-name="P2">redux</text:p>
      <text:p text:style-name="P2">mobx</text:p>
      <text:p text:style-name="P2">?</text:p>
      <text:p text:style-name="P2"/>
      <text:p text:style-name="P2"/>
      <text:p text:style-name="P2"/>
      <text:p text:style-name="P2"/>
      <text:p text:style-name="P2">ui</text:p>
      <text:p text:style-name="P2">component</text:p>
      <text:p text:style-name="P2">contexts</text:p>
      <text:p text:style-name="P2"/>
      <text:p text:style-name="P2">forms-support</text:p>
      <text:p text:style-name="P2"/>
      <text:p text:style-name="P2"/>
      <text:p text:style-name="P2">styling</text:p>
      <text:p text:style-name="P2">tailwind</text:p>
      <text:p text:style-name="P2">css</text:p>
      <text:p text:style-name="P2">?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4T12:34:23.655000000</dc:date>
    <meta:editing-duration>PT4M34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25" meta:word-count="26" meta:character-count="177" meta:non-whitespace-character-count="176"/>
  </office:meta>
</office:document-meta>
</file>